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erificationWithDescriptionTest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erificationWithDescriptionTest.assertion_error_message_should_start_with_the_custom_specified_mess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